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color="#3c4043" style:font-name="Roboto" fo:font-size="10.5pt" fo:font-weight="bold" style:font-name-asian="Roboto1" style:font-size-asian="10.5pt" style:font-weight-asian="bold" style:font-name-complex="Roboto1" style:font-size-complex="10.5pt"/>
    </style:style>
    <style:style style:name="P2" style:family="paragraph" style:parent-style-name="Standard">
      <style:paragraph-properties fo:margin-left="1in" fo:margin-right="0in" fo:text-indent="0in" style:auto-text-indent="false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color="#3c4043" style:font-name="Roboto" fo:font-size="10.5pt" fo:font-weight="bold" style:font-name-asian="Roboto1" style:font-size-asian="10.5pt" style:font-weight-asian="bold" style:font-name-complex="Roboto1" style:font-size-complex="10.5pt"/>
    </style:style>
    <style:style style:name="T2" style:family="text">
      <style:text-properties fo:color="#3c4043" style:font-name="Roboto" fo:font-size="10.5pt" fo:font-style="italic" style:text-underline-style="solid" style:text-underline-width="auto" style:text-underline-color="font-color" fo:font-weight="bold" style:font-name-asian="Roboto1" style:font-size-asian="10.5pt" style:font-style-asian="italic" style:font-weight-asian="bold" style:font-name-complex="Roboto1" style:font-size-complex="10.5pt"/>
    </style:style>
    <style:style style:name="T3" style:family="text">
      <style:text-properties fo:color="#3c4043" style:font-name="Roboto" fo:font-size="10.5pt" fo:font-style="italic" style:text-underline-style="solid" style:text-underline-width="auto" style:text-underline-color="font-color" style:font-name-asian="Roboto1" style:font-size-asian="10.5pt" style:font-style-asian="italic" style:font-name-complex="Roboto1" style:font-size-complex="10.5pt"/>
    </style:style>
    <style:style style:name="T4" style:family="text">
      <style:text-properties fo:color="#3c4043" style:font-name="Roboto" fo:font-size="10.5pt" style:font-name-asian="Roboto1" style:font-size-asian="10.5pt" style:font-name-complex="Roboto1" style:font-size-complex="10.5pt"/>
    </style:style>
    <style:style style:name="T5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tividade 01</text:span></text:p>
      <text:p text:style-name="Standard"><text:span text:style-name="T1"><text:s text:c="2"/>- Faça um programa que leia o nome de uma pessoa e mostre uma mensagem de boas vindas para ela.</text:span></text:p>
      <text:p text:style-name="Standard"><text:span text:style-name="T1">Ex: (O que estiver em </text:span><text:span text:style-name="T2">itálico e sublinhado</text:span><text:span text:style-name="T1">, é digitado pelo usuário e lido pelo comando de entrada)</text:span></text:p>
      <text:p text:style-name="Standard"><text:span text:style-name="T4">Qual é o seu nome? </text:span><text:span text:style-name="T3">João da Silva</text:span></text:p>
      <text:p text:style-name="Standard"><text:span text:style-name="T4">Olá João da Silva, é um prazer te conhecer!</text:span></text:p>
      <text:p text:style-name="Standard"/>
      <text:p text:style-name="Standard"><text:span text:style-name="T5">Resposta:</text:span></text:p>
      <text:p text:style-name="P2">Algoritmo "Atividade01"</text:p>
      <text:p text:style-name="P2"/>
      <text:p text:style-name="P2">Var</text:p>
      <text:p text:style-name="P2"><text:s text:c="3"/>nome: Caractere</text:p>
      <text:p text:style-name="P2"/>
      <text:p text:style-name="P2">Inicio</text:p>
      <text:p text:style-name="P2"><text:s text:c="6"/>Escreva("Qual e o seu nome? ")</text:p>
      <text:p text:style-name="P2"><text:s text:c="6"/>Leia(nome)</text:p>
      <text:p text:style-name="P2"><text:s text:c="6"/>Escreva("Ola ", nome ,", e um prazer te conhecer!")</text:p>
      <text:p text:style-name="P2"/>
      <text:p text:style-name="P2"/>
      <text:p text:style-name="P2">Fimalgoritmo</text:p>
      <text:p text:style-name="Standard">======================================================================</text:p>
      <text:p text:style-name="Standard"><text:soft-page-break/></text:p>
      <text:p text:style-name="Standard"><text:span text:style-name="T1">Atividade 02</text:span></text:p>
      <text:p text:style-name="Standard"/>
      <text:p text:style-name="Standard"><text:span text:style-name="T1"><text:s text:c="2"/>- Crie um programa que leia o nome e o salário de um funcionário, mostrando no</text:span></text:p>
      <text:p text:style-name="Standard"><text:span text:style-name="T1">final uma mensagem.</text:span></text:p>
      <text:p text:style-name="Standard"><text:span text:style-name="T1">Ex: (O que estiver em </text:span><text:span text:style-name="T2">itálico e sublinhado</text:span><text:span text:style-name="T1">, é digitado pelo usuário e lido pelo comando de entrada)</text:span></text:p>
      <text:p text:style-name="Standard"><text:span text:style-name="T4">Nome do Funcionário: </text:span><text:span text:style-name="T3">Maria do Carmo</text:span></text:p>
      <text:p text:style-name="Standard"><text:span text:style-name="T4">Salário: </text:span><text:span text:style-name="T3">1850,45</text:span></text:p>
      <text:p text:style-name="Standard"><text:span text:style-name="T4">O funcionário Maria do Carmo tem um salário de R$1850,45 em Junho.</text:span></text:p>
      <text:p text:style-name="Standard"/>
      <text:p text:style-name="Standard"><text:span text:style-name="T5">Resposta:</text:span></text:p>
      <text:p text:style-name="Standard"/>
      <text:p text:style-name="P2">Algoritmo "Atividade02"</text:p>
      <text:p text:style-name="P2"/>
      <text:p text:style-name="P2">Var</text:p>
      <text:p text:style-name="P2"><text:s text:c="3"/>Nome: Caractere</text:p>
      <text:p text:style-name="P2"><text:s text:c="3"/>Sal: Inteiro</text:p>
      <text:p text:style-name="P2"><text:s text:c="3"/></text:p>
      <text:p text:style-name="P2">Inicio</text:p>
      <text:p text:style-name="P2"><text:s text:c="6"/>Escreva("Nome do funcionario(a): ")</text:p>
      <text:p text:style-name="P2"><text:s text:c="6"/>Leia(Nome)</text:p>
      <text:p text:style-name="P2"><text:soft-page-break/><text:s text:c="6"/>Escreva("Salario; ")</text:p>
      <text:p text:style-name="P2"><text:s text:c="6"/>Leia(Sal)</text:p>
      <text:p text:style-name="P2"><text:s text:c="6"/>Escreva("O funcionario(a) ", Nome ,", tem um salario de R$ ", Sal, "em Junho")</text:p>
      <text:p text:style-name="P2"/>
      <text:p text:style-name="P2">Fimalgoritmo</text:p>
      <text:p text:style-name="Standard"/>
      <text:p text:style-name="Standard">======================================================================</text:p>
      <text:p text:style-name="Standard"/>
      <text:p text:style-name="Standard"/>
      <text:p text:style-name="Standard"><text:span text:style-name="T1">Atividade 03</text:span></text:p>
      <text:p text:style-name="Standard"/>
      <text:p text:style-name="Standard"><text:span text:style-name="T1"><text:s text:c="2"/>- Desenvolva um algoritmo que leia dois números inteiros e mostre o somatório</text:span></text:p>
      <text:p text:style-name="Standard"><text:span text:style-name="T1">entre eles.</text:span></text:p>
      <text:p text:style-name="Standard"><text:span text:style-name="T1">Ex: (O que estiver em </text:span><text:span text:style-name="T2">itálico e sublinhado</text:span><text:span text:style-name="T1">, é digitado pelo usuário e lido pelo comando de entrada)</text:span></text:p>
      <text:p text:style-name="Standard"/>
      <text:p text:style-name="Standard"><text:span text:style-name="T4">Digite um valor: </text:span><text:span text:style-name="T3">8</text:span></text:p>
      <text:p text:style-name="Standard"><text:span text:style-name="T4">Digite outro valor: </text:span><text:span text:style-name="T3">5</text:span></text:p>
      <text:p text:style-name="Standard"><text:span text:style-name="T4">A soma entre 8 e 5 é igual a 13.</text:span></text:p>
      <text:p text:style-name="Standard"/>
      <text:p text:style-name="Standard"><text:span text:style-name="T5">Resposta:</text:span></text:p>
      <text:p text:style-name="P2">Algoritmo "Atividade03"</text:p>
      <text:p text:style-name="P2"><text:soft-page-break/></text:p>
      <text:p text:style-name="P2">Var</text:p>
      <text:p text:style-name="P2"><text:s text:c="3"/>N1, N2, Res: Inteiro</text:p>
      <text:p text:style-name="P2"><text:s text:c="3"/></text:p>
      <text:p text:style-name="P2">Inicio</text:p>
      <text:p text:style-name="P2"><text:s text:c="6"/>Escreva("Digite um valor: ")</text:p>
      <text:p text:style-name="P2"><text:s text:c="6"/>Leia(N1)</text:p>
      <text:p text:style-name="P2"><text:s text:c="6"/>Escreva("Digite outro valor: ")</text:p>
      <text:p text:style-name="P2"><text:s text:c="6"/>Leia(N2)</text:p>
      <text:p text:style-name="P2"><text:s text:c="6"/>Res &lt;- N1 + N2</text:p>
      <text:p text:style-name="P2"><text:s text:c="6"/>Escreva("A soma entre ", N1, " e ", N2, " e igual a ", Res)</text:p>
      <text:p text:style-name="P2"/>
      <text:p text:style-name="P2">Fimalgoritmo</text:p>
      <text:p text:style-name="Standard"/>
      <text:p text:style-name="Standard">======================================================================</text:p>
      <text:p text:style-name="Standard"/>
      <text:p text:style-name="Standard"/>
      <text:p text:style-name="Standard"><text:span text:style-name="T1">Atividade 04</text:span></text:p>
      <text:p text:style-name="Standard"/>
      <text:p text:style-name="Standard"><text:span text:style-name="T1"><text:s text:c="2"/>- Faça um programa que leia as duas notas de um aluno em uma matéria e mostre</text:span></text:p>
      <text:p text:style-name="Standard"><text:span text:style-name="T1">na tela a sua média na disciplina (atenção que estamos utilizando números reais).</text:span></text:p>
      <text:p text:style-name="Standard"><text:soft-page-break/><text:span text:style-name="T1">Ex: (O que estiver em </text:span><text:span text:style-name="T2">itálico e sublinhado</text:span><text:span text:style-name="T1">, é digitado pelo usuário e lido pelo comando de entrada)</text:span></text:p>
      <text:p text:style-name="Standard"/>
      <text:p text:style-name="Standard"><text:span text:style-name="T4">Nota 1: </text:span><text:span text:style-name="T3">4.5</text:span></text:p>
      <text:p text:style-name="Standard"><text:span text:style-name="T4">Nota 2: </text:span><text:span text:style-name="T3">8.5</text:span></text:p>
      <text:p text:style-name="Standard"><text:span text:style-name="T4">A média entre 4.5 e 8.5 é igual a 6.5</text:span></text:p>
      <text:p text:style-name="Standard"/>
      <text:p text:style-name="Standard"/>
      <text:p text:style-name="Standard"><text:span text:style-name="T5">Resposta:</text:span></text:p>
      <text:p text:style-name="P2">Algoritmo "Atividade04"</text:p>
      <text:p text:style-name="P2"/>
      <text:p text:style-name="P2">Var</text:p>
      <text:p text:style-name="P2"><text:s text:c="3"/>N1, N2, Media: Real</text:p>
      <text:p text:style-name="P2"><text:s text:c="3"/></text:p>
      <text:p text:style-name="P2">Inicio</text:p>
      <text:p text:style-name="P2"><text:s text:c="6"/>Escreva("Digite nota 1: ")</text:p>
      <text:p text:style-name="P2"><text:s text:c="6"/>Leia(N1)</text:p>
      <text:p text:style-name="P2"><text:s text:c="6"/>Escreva("Digite nota 2: ")</text:p>
      <text:p text:style-name="P2"><text:s text:c="6"/>Leia(N2)</text:p>
      <text:p text:style-name="P2"><text:s text:c="6"/>Media &lt;- (N1 + N2)/2</text:p>
      <text:p text:style-name="P2"><text:s text:c="6"/>Escreva("A media entre ", N1, " e ", N2, " e igual a ", Media)</text:p>
      <text:p text:style-name="P2"/>
      <text:p text:style-name="P2"><text:soft-page-break/>Fimalgoritmo</text:p>
      <text:p text:style-name="Standard"/>
      <text:p text:style-name="Standard">======================================================================</text:p>
      <text:p text:style-name="P1"/>
      <text:p text:style-name="Standard"><text:span text:style-name="T1">Atividade 05</text:span></text:p>
      <text:p text:style-name="Standard"/>
      <text:p text:style-name="Standard"><text:span text:style-name="T1"><text:s text:c="2"/>- Faça um programa que leia um número inteiro e mostre o seu antecessor e seu</text:span></text:p>
      <text:p text:style-name="Standard"><text:span text:style-name="T1">sucessor.</text:span></text:p>
      <text:p text:style-name="Standard"><text:span text:style-name="T1">Ex: (O que estiver em </text:span><text:span text:style-name="T2">itálico e sublinhado</text:span><text:span text:style-name="T1">, é digitado pelo usuário e lido pelo comando de entrada)</text:span></text:p>
      <text:p text:style-name="Standard"/>
      <text:p text:style-name="Standard"><text:span text:style-name="T4">Digite um número: </text:span><text:span text:style-name="T3">9</text:span></text:p>
      <text:p text:style-name="Standard"><text:span text:style-name="T4">O antecessor de 9 é 8</text:span></text:p>
      <text:p text:style-name="Standard"><text:span text:style-name="T4">O sucessor de 9 é 10</text:span></text:p>
      <text:p text:style-name="Standard"/>
      <text:p text:style-name="Standard"/>
      <text:p text:style-name="Standard"><text:span text:style-name="T5">Resposta:</text:span></text:p>
      <text:p text:style-name="P2">Algoritmo "Atividade05"</text:p>
      <text:p text:style-name="P2"/>
      <text:p text:style-name="P2">Var</text:p>
      <text:p text:style-name="P2"><text:s text:c="3"/>N1, Antecessor, Sucessor: Inteiro</text:p>
      <text:p text:style-name="P2"><text:s text:c="3"/></text:p>
      <text:p text:style-name="P2"><text:soft-page-break/>Inicio</text:p>
      <text:p text:style-name="P2"><text:s text:c="6"/>Escreva("Digite um numero: ")</text:p>
      <text:p text:style-name="P2"><text:s text:c="6"/>Leia(N1)</text:p>
      <text:p text:style-name="P2"><text:s text:c="6"/>Antecessor &lt;- N1 - 1</text:p>
      <text:p text:style-name="P2"><text:s text:c="6"/>Sucessor &lt;- N1 + 1</text:p>
      <text:p text:style-name="P2"><text:s text:c="6"/>Escreval("O antecessor de ", N1, " e ", Antecessor)</text:p>
      <text:p text:style-name="P2"><text:s text:c="6"/>Escreval("O sucessor de ", N1, " e ", Sucessor)</text:p>
      <text:p text:style-name="P2"><text:s text:c="6"/></text:p>
      <text:p text:style-name="P2">Fimalgoritmo</text:p>
      <text:p text:style-name="Standard"/>
      <text:p text:style-name="Standard">======================================================================</text:p>
      <text:p text:style-name="Standard"/>
      <text:p text:style-name="Standard"><text:span text:style-name="T1">Atividade 06</text:span></text:p>
      <text:p text:style-name="Standard"/>
      <text:p text:style-name="Standard"><text:span text:style-name="T1"><text:s text:c="2"/>- Crie um algoritmo que leia um número real e mostre na tela o seu dobro e a</text:span></text:p>
      <text:p text:style-name="Standard"><text:span text:style-name="T1">sua terça parte (para descobrir a terça parte é só dividir por 3).</text:span></text:p>
      <text:p text:style-name="Standard"><text:span text:style-name="T1">Ex: (O que estiver em </text:span><text:span text:style-name="T2">itálico e sublinhado</text:span><text:span text:style-name="T1">, é digitado pelo usuário e lido pelo comando de entrada)</text:span></text:p>
      <text:p text:style-name="Standard"/>
      <text:p text:style-name="Standard"><text:span text:style-name="T4">Digite um número: </text:span><text:span text:style-name="T3">3.5</text:span></text:p>
      <text:p text:style-name="Standard"><text:span text:style-name="T4">O dobro de 3.5 é 7.0</text:span></text:p>
      <text:p text:style-name="Standard"><text:span text:style-name="T4">A terça parte de 3.5 é 1.16666</text:span></text:p>
      <text:p text:style-name="Standard"><text:soft-page-break/></text:p>
      <text:p text:style-name="Standard"><text:span text:style-name="T5">Resposta:</text:span></text:p>
      <text:p text:style-name="P2">Algoritmo "Atividade06"</text:p>
      <text:p text:style-name="P2"/>
      <text:p text:style-name="P2">Var</text:p>
      <text:p text:style-name="P2"><text:s text:c="3"/>N1, Dobro, TercaParte: Real</text:p>
      <text:p text:style-name="P2"><text:s text:c="3"/></text:p>
      <text:p text:style-name="P2">Inicio</text:p>
      <text:p text:style-name="P2"><text:s text:c="6"/>Escreva("Digite nota 1: ")</text:p>
      <text:p text:style-name="P2"><text:s text:c="6"/>Leia(N1)</text:p>
      <text:p text:style-name="P2"><text:s text:c="6"/>Dobro &lt;- N1 * 2</text:p>
      <text:p text:style-name="P2"><text:s text:c="6"/>TercaParte &lt;- N1 /3</text:p>
      <text:p text:style-name="P2"><text:s text:c="6"/>Escreval("O dobro de ", N1, " e ", Dobro)</text:p>
      <text:p text:style-name="P2"><text:s text:c="6"/>Escreval("A terca parte de ", N1, " e ", TercaParte)</text:p>
      <text:p text:style-name="P2"><text:s text:c="6"/></text:p>
      <text:p text:style-name="P2">Fimalgoritmo</text:p>
      <text:p text:style-name="Standard"/>
      <text:p text:style-name="Standard">======================================================================</text:p>
      <text:p text:style-name="Standard"/>
      <text:p text:style-name="Standard"><text:span text:style-name="T1">Atividade 07</text:span></text:p>
      <text:p text:style-name="Standard"/>
      <text:p text:style-name="Standard"><text:soft-page-break/><text:span text:style-name="T1"><text:s text:c="2"/>- Desenvolva um programa que leia uma distância em metros e mostre os valores</text:span></text:p>
      <text:p text:style-name="Standard"><text:span text:style-name="T1">relativos em outras medidas (atenção que estamos utilizando números reais).</text:span></text:p>
      <text:p text:style-name="Standard"><text:span text:style-name="T1">Ex: (O que estiver em </text:span><text:span text:style-name="T2">itálico e sublinhado</text:span><text:span text:style-name="T1">, é digitado pelo usuário e lido pelo comando de entrada)</text:span></text:p>
      <text:p text:style-name="Standard"/>
      <text:p text:style-name="Standard"><text:span text:style-name="T4">Digite uma distância em metros: </text:span><text:span text:style-name="T3">185.72</text:span></text:p>
      <text:p text:style-name="Standard"><text:span text:style-name="T4">A distância de 185.7m corresponde a: </text:span></text:p>
      <text:p text:style-name="Standard"><text:span text:style-name="T4">0.18572Km</text:span></text:p>
      <text:p text:style-name="Standard"><text:span text:style-name="T4">1.8572Hm</text:span></text:p>
      <text:p text:style-name="Standard"><text:span text:style-name="T4">18.572Dam</text:span></text:p>
      <text:p text:style-name="Standard"><text:span text:style-name="T4">1857.2dm</text:span></text:p>
      <text:p text:style-name="Standard"><text:span text:style-name="T4">18572.0cm</text:span></text:p>
      <text:p text:style-name="Standard"><text:span text:style-name="T4">185720.0mm</text:span></text:p>
      <text:p text:style-name="Standard"/>
      <text:p text:style-name="Standard"/>
      <text:p text:style-name="Standard"><text:span text:style-name="T4">OBS: Perceba que para converter de metros para Km, é só dividir por 1000. A partir daí, multiplique sucessivamente por 10 para encontrar os outros valores. ex: Hm = Km * 10 -&gt; Dam = Hm * 10 -&gt; dm = Hm * 10 .... </text:span></text:p>
      <text:p text:style-name="Standard"/>
      <text:p text:style-name="Standard"><text:span text:style-name="T5">Resposta:</text:span></text:p>
      <text:p text:style-name="P2">Algoritmo "Atividade07"</text:p>
      <text:p text:style-name="P2"/>
      <text:p text:style-name="P2">Var</text:p>
      <text:p text:style-name="P2"><text:s text:c="3"/>Km, Hm, Dam, M, Dm, Cm, Mm : Real</text:p>
      <text:p text:style-name="P2"><text:soft-page-break/><text:s text:c="3"/></text:p>
      <text:p text:style-name="P2">Inicio</text:p>
      <text:p text:style-name="P2"><text:s text:c="6"/>Escreva("Digite uma distancia em metros: ")</text:p>
      <text:p text:style-name="P2"><text:s text:c="6"/>Leia(M)</text:p>
      <text:p text:style-name="P2"/>
      <text:p text:style-name="P2"><text:s text:c="6"/>Km &lt;- M / 1000</text:p>
      <text:p text:style-name="P2"><text:s text:c="6"/>Hm &lt;- Km * 10</text:p>
      <text:p text:style-name="P2"><text:s text:c="6"/>Dam &lt;- Hm * 10</text:p>
      <text:p text:style-name="P2"><text:s text:c="6"/>Dm &lt;- M * 10</text:p>
      <text:p text:style-name="P2"><text:s text:c="6"/>Cm &lt;- Dm * 10</text:p>
      <text:p text:style-name="P2"><text:s text:c="6"/>Mm &lt;- Cm * 10</text:p>
      <text:p text:style-name="P2"/>
      <text:p text:style-name="P2"><text:s text:c="6"/>Escreval("A distancia de ", M,"m corresponde a:")</text:p>
      <text:p text:style-name="P2"><text:s text:c="6"/>Escreval(Km, " km")</text:p>
      <text:p text:style-name="P2"><text:s text:c="6"/>Escreval(Hm, " hm")</text:p>
      <text:p text:style-name="P2"><text:s text:c="6"/>Escreval(Dam, " dam")</text:p>
      <text:p text:style-name="P2"><text:s text:c="6"/>Escreval(Dm, " dm")</text:p>
      <text:p text:style-name="P2"><text:s text:c="6"/>Escreval(Cm, " cm")</text:p>
      <text:p text:style-name="P2"><text:s text:c="6"/>Escreval(Mm, " mm")</text:p>
      <text:p text:style-name="P2"><text:s text:c="6"/></text:p>
      <text:p text:style-name="P2">Fimalgoritmo</text:p>
      <text:p text:style-name="Standard"><text:soft-page-break/></text:p>
      <text:p text:style-name="Standard">======================================================================</text:p>
      <text:p text:style-name="Standard"/>
      <text:p text:style-name="Standard"><text:span text:style-name="T1">Atividade 08</text:span></text:p>
      <text:p text:style-name="Standard"/>
      <text:p text:style-name="Standard"><text:span text:style-name="T1"><text:s text:c="2"/>- Faça um algoritmo que leia quanto dinheiro uma pessoa tem na carteira (em R$)</text:span></text:p>
      <text:p text:style-name="Standard"><text:span text:style-name="T1">e mostre quantos dólares ela pode comprar. Considere US$1,00 = R$3,45.</text:span></text:p>
      <text:p text:style-name="Standard"><text:span text:style-name="T4">OBS: Se vc chegou até aqui, não precisa mais de exemplos né? :)</text:span></text:p>
      <text:p text:style-name="Standard"/>
      <text:p text:style-name="Standard"><text:span text:style-name="T5">Resposta:</text:span></text:p>
      <text:p text:style-name="P2">Algoritmo "Atividade08"</text:p>
      <text:p text:style-name="P2"/>
      <text:p text:style-name="P2">Var</text:p>
      <text:p text:style-name="P2"><text:s text:c="3"/>R1, D1 : Real</text:p>
      <text:p text:style-name="P2"><text:s text:c="3"/></text:p>
      <text:p text:style-name="P2">Inicio</text:p>
      <text:p text:style-name="P2"><text:s text:c="6"/>Escreval("Valor em <text:s/>dinheiro que voce tem em sua carteira: ")</text:p>
      <text:p text:style-name="P2"><text:s text:c="6"/>Leia(R1)</text:p>
      <text:p text:style-name="P2"/>
      <text:p text:style-name="P2"><text:s text:c="6"/>D1 &lt;- R1 / 3.45</text:p>
      <text:p text:style-name="P2"/>
      <text:p text:style-name="P2"><text:soft-page-break/><text:s text:c="6"/>Escreva("Voce tem R$ ", R1," que corresponde a US$ ", D1)</text:p>
      <text:p text:style-name="P2"><text:s text:c="6"/></text:p>
      <text:p text:style-name="P2">Fimalgoritmo</text:p>
      <text:p text:style-name="Standard"/>
      <text:p text:style-name="Standard">======================================================================</text:p>
      <text:p text:style-name="Standard"/>
      <text:p text:style-name="Standard"><text:span text:style-name="T1">Atividade 09</text:span></text:p>
      <text:p text:style-name="Standard"/>
      <text:p text:style-name="Standard"><text:span text:style-name="T1"><text:s text:c="2"/>- Faça um algoritmo que leia a largura e altura de uma parede, calcule e</text:span></text:p>
      <text:p text:style-name="Standard"><text:span text:style-name="T1">mostre a área a ser pintada e a quantidade de tinta necessária para o serviço,</text:span></text:p>
      <text:p text:style-name="Standard"><text:span text:style-name="T1">sabendo que cada litro de tinta pinta uma área de 2 metros quadrados.</text:span></text:p>
      <text:p text:style-name="P1"/>
      <text:p text:style-name="Standard"><text:span text:style-name="T5">Resposta:</text:span></text:p>
      <text:p text:style-name="P2">Algoritmo "Atividade09"</text:p>
      <text:p text:style-name="P2"/>
      <text:p text:style-name="P2">Var</text:p>
      <text:p text:style-name="P2"><text:s text:c="3"/>Largura, Altura, Area, LitrosTinta : Real</text:p>
      <text:p text:style-name="P2"><text:s text:c="3"/></text:p>
      <text:p text:style-name="P2">Inicio</text:p>
      <text:p text:style-name="P2"><text:s text:c="6"/>Escreval("Digite a largura da parede (em metros): ")</text:p>
      <text:p text:style-name="P2"><text:s text:c="6"/>Leia(Largura)</text:p>
      <text:p text:style-name="P2"><text:soft-page-break/></text:p>
      <text:p text:style-name="P2"><text:s text:c="6"/>Escreval("Digite a altura da parede (em metros): ")</text:p>
      <text:p text:style-name="P2"><text:s text:c="6"/>Leia(Altura)</text:p>
      <text:p text:style-name="P2"/>
      <text:p text:style-name="P2"><text:s text:c="6"/>Area &lt;- Largura * Altura</text:p>
      <text:p text:style-name="P2"><text:s text:c="6"/></text:p>
      <text:p text:style-name="P2"><text:s text:c="6"/>LitrosTinta &lt;- Area / 2</text:p>
      <text:p text:style-name="P2"/>
      <text:p text:style-name="P2"><text:s text:c="6"/>Escreval("A area da parede e ", Area, " m. Voce ira utilizar ", LitrosTinta, " litros de tinta")</text:p>
      <text:p text:style-name="P2"><text:s text:c="6"/></text:p>
      <text:p text:style-name="P2">Fimalgoritmo</text:p>
      <text:p text:style-name="Standard"/>
      <text:p text:style-name="Standard">======================================================================</text:p>
      <text:p text:style-name="Standard"/>
      <text:p text:style-name="Standard"><text:span text:style-name="T1">Atividade 10</text:span></text:p>
      <text:p text:style-name="Standard"/>
      <text:p text:style-name="P1"/>
      <text:p text:style-name="Standard"/>
      <text:p text:style-name="Standard"><text:span text:style-name="T1">Crie um programa que leia o preço de um produto, calcule e mostre o seu</text:span></text:p>
      <text:p text:style-name="Standard"><text:span text:style-name="T1">PREÇO PROMOCIONAL, com 5% de desconto.</text:span></text:p>
      <text:p text:style-name="Standard"/>
      <text:p text:style-name="Standard"><text:soft-page-break/><text:span text:style-name="T4">OBS: Caso tenha dúvida em como subtrair 5% de um valor, pergunte aos instrutores, mas antes, tente descobrir você mesmo, utilize os instrutores como ultimo recurso.</text:span></text:p>
      <text:p text:style-name="Standard"><text:span text:style-name="T5">Resposta:</text:span></text:p>
      <text:p text:style-name="P2">Algoritmo "Atividade10"</text:p>
      <text:p text:style-name="P2"/>
      <text:p text:style-name="P2">Var</text:p>
      <text:p text:style-name="P2"><text:s text:c="3"/>Preco_Produto, Preco_Promocional: Real</text:p>
      <text:p text:style-name="P2"/>
      <text:p text:style-name="P2">Inicio</text:p>
      <text:p text:style-name="P2"><text:s text:c="6"/>Escreva("Digite o preco do produto: R$ ")</text:p>
      <text:p text:style-name="P2"><text:s text:c="6"/>Leia(Preco_Produto)</text:p>
      <text:p text:style-name="P2"><text:s text:c="6"/>Preco_Promocional &lt;- Preco_Produto - (Preco_Produto * 0.05)</text:p>
      <text:p text:style-name="P2"><text:s text:c="6"/>Escreva("Preco do produto: <text:s/>R$ ", Preco_Produto," - 5% (desconto) = R$ ", Preco_Promocional)</text:p>
      <text:p text:style-name="P2"><text:s text:c="6"/></text:p>
      <text:p text:style-name="P2">Fimalgoritmo</text:p>
      <text:p text:style-name="Standard"/>
      <text:p text:style-name="Standard">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4" meta:paragraph-count="213" meta:word-count="1039" meta:character-count="6904" meta:non-whitespace-character-count="5570"/>
    <meta:generator>LibreOfficeDev/6.0.5.2$Linux_X86_64 LibreOffice_project/</meta:generator>
  </office:meta>
</office:document-meta>
</file>